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bceec" officeooo:paragraph-rsid="000bceec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0d985d" officeooo:paragraph-rsid="000d985d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0e5362" officeooo:paragraph-rsid="000e5362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fo:font-weight="normal" officeooo:rsid="000bceec" officeooo:paragraph-rsid="000bceec" style:font-name-asian="微软雅黑" style:font-size-asian="16pt" style:language-asian="zh" style:country-asian="CN" style:font-weight-asian="normal" style:font-size-complex="18.25pt" style:font-weight-complex="normal"/>
    </style:style>
    <style:style style:name="P5" style:family="paragraph" style:parent-style-name="Standard">
      <style:text-properties fo:font-size="14pt" fo:font-weight="normal" officeooo:rsid="000acee8" officeooo:paragraph-rsid="000bceec" style:font-name-asian="微软雅黑" style:font-size-asian="14pt" style:language-asian="zh" style:country-asian="CN" style:font-weight-asian="normal" style:font-size-complex="14pt" style:font-weight-complex="normal"/>
    </style:style>
    <style:style style:name="P6" style:family="paragraph" style:parent-style-name="Standard">
      <style:text-properties fo:color="#000000" fo:font-size="16pt" fo:font-weight="normal" officeooo:rsid="00264541" officeooo:paragraph-rsid="000bceec" style:font-name-asian="微软雅黑" style:font-size-asian="16pt" style:language-asian="zh" style:country-asian="CN" style:font-weight-asian="normal" style:font-size-complex="16pt" style:font-weight-complex="normal"/>
    </style:style>
    <style:style style:name="P7" style:family="paragraph" style:parent-style-name="Standard">
      <style:text-properties fo:color="#000000" fo:font-size="16pt" fo:font-weight="normal" officeooo:rsid="000bceec" officeooo:paragraph-rsid="000bceec" style:font-name-asian="微软雅黑" style:font-size-asian="16pt" style:language-asian="zh" style:country-asian="CN" style:font-weight-asian="normal" style:font-size-complex="16pt" style:font-weight-complex="normal"/>
    </style:style>
    <style:style style:name="P8" style:family="paragraph" style:parent-style-name="Standard">
      <style:text-properties fo:color="#000000" fo:font-size="16pt" fo:font-weight="normal" officeooo:rsid="000d985d" officeooo:paragraph-rsid="000d985d" style:font-name-asian="微软雅黑" style:font-size-asian="16pt" style:language-asian="zh" style:country-asian="CN" style:font-weight-asian="normal" style:font-size-complex="16pt" style:font-weight-complex="normal"/>
    </style:style>
    <style:style style:name="P9" style:family="paragraph" style:parent-style-name="Standard">
      <style:text-properties fo:font-size="18.25pt" officeooo:rsid="000e5362" officeooo:paragraph-rsid="000e5362" style:font-size-asian="16pt" style:language-asian="zh" style:country-asian="CN" style:font-size-complex="18.25pt"/>
    </style:style>
    <style:style style:name="P10" style:family="paragraph" style:parent-style-name="Text_20_body">
      <style:text-properties fo:font-size="18.25pt" officeooo:rsid="000e5362" officeooo:paragraph-rsid="000e5362" style:font-size-asian="16pt" style:language-asian="zh" style:country-asian="CN" style:font-size-complex="18.25pt"/>
    </style:style>
    <style:style style:name="P11" style:family="paragraph" style:parent-style-name="Text_20_body">
      <style:text-properties fo:font-size="18.25pt" officeooo:rsid="0010a204" officeooo:paragraph-rsid="0010a204" style:font-size-asian="16pt" style:language-asian="zh" style:country-asian="CN" style:font-size-complex="18.25pt"/>
    </style:style>
    <style:style style:name="T1" style:family="text">
      <style:text-properties style:font-name="Tahoma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name-asian="微软雅黑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acee8" style:font-name-asian="微软雅黑" style:font-size-asian="14pt" style:font-weight-asian="normal" style:font-size-complex="14pt" style:font-weight-complex="normal"/>
    </style:style>
    <style:style style:name="T5" style:family="text">
      <style:text-properties fo:font-weight="normal" style:font-name-asian="微软雅黑" style:font-weight-asian="normal" style:font-weight-complex="normal"/>
    </style:style>
    <style:style style:name="T6" style:family="text">
      <style:text-properties fo:color="#000000" fo:font-size="16pt" fo:font-weight="normal" style:font-name-asian="微软雅黑" style:font-weight-asian="normal" style:font-size-complex="16pt" style:font-weight-complex="normal"/>
    </style:style>
    <style:style style:name="T7" style:family="text">
      <style:text-properties fo:color="#000000" fo:font-size="16pt" fo:font-weight="normal" officeooo:rsid="00264541" style:font-name-asian="微软雅黑" style:font-weight-asian="normal" style:font-size-complex="16pt" style:font-weight-complex="normal"/>
    </style:style>
    <style:style style:name="T8" style:family="text">
      <style:text-properties fo:color="#000000" fo:font-size="16pt" fo:font-weight="normal" officeooo:rsid="001e4452" style:font-name-asian="微软雅黑" style:font-weight-asian="normal" style:font-size-complex="16pt" style:font-weight-complex="normal"/>
    </style:style>
    <style:style style:name="T9" style:family="text">
      <style:text-properties fo:color="#000000" fo:font-size="16pt" fo:font-weight="normal" officeooo:rsid="001edb00" style:font-name-asian="微软雅黑" style:font-weight-asian="normal" style:font-size-complex="16pt" style:font-weight-complex="normal"/>
    </style:style>
    <style:style style:name="T10" style:family="text">
      <style:text-properties fo:color="#000000" fo:font-size="16pt" fo:font-weight="normal" officeooo:rsid="001fe62c" style:font-name-asian="微软雅黑" style:font-weight-asian="normal" style:font-size-complex="16pt" style:font-weight-complex="normal"/>
    </style:style>
    <style:style style:name="T11" style:family="text">
      <style:text-properties fo:color="#000000" fo:font-size="16pt" fo:font-weight="normal" officeooo:rsid="0020ffc0" style:font-name-asian="微软雅黑" style:font-weight-asian="normal" style:font-size-complex="16pt" style:font-weight-complex="normal"/>
    </style:style>
    <style:style style:name="T12" style:family="text">
      <style:text-properties fo:color="#000000" fo:font-size="16pt" fo:font-weight="normal" officeooo:rsid="0021d5be" style:font-name-asian="微软雅黑" style:font-weight-asian="normal" style:font-size-complex="16pt" style:font-weight-complex="normal"/>
    </style:style>
    <style:style style:name="T13" style:family="text">
      <style:text-properties fo:color="#000000" fo:font-weight="normal" style:font-name-asian="微软雅黑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基本选择器</text:p>
      <text:p text:style-name="P1">$("#自定义的id") <text:s text:c="38"/>id选择器</text:p>
      <text:p text:style-name="P1">$("元素") <text:s text:c="51"/>html选择器</text:p>
      <text:p text:style-name="P1">$(".自定义class") <text:s text:c="39"/>class选择器</text:p>
      <text:p text:style-name="P1">$("#自定义的id, 元素,...") <text:s text:c="25"/>多种选择器叠加</text:p>
      <text:p text:style-name="P1"/>
      <text:p text:style-name="P1">层级选择器</text:p>
      <text:p text:style-name="P1">$("父元素 <text:s/>子孙元素") <text:s text:c="31"/>给定父元素匹配后代元素</text:p>
      <text:p text:style-name="P1">$("父元素 <text:s text:c="2"/>子元素") <text:s text:c="33"/>给定父元素匹配子元素</text:p>
      <text:p text:style-name="P1">$("元素1 +后面元素") <text:s text:c="30"/>匹配紧挨的元素</text:p>
      <text:p text:style-name="P1">$("元素1~元素2") <text:s text:c="19"/><text:span text:style-name="T2"><text:s text:c="3"/></text:span><text:span text:style-name="T3">是匹配之后的元素</text:span><text:span text:style-name="T1">,</text:span><text:span text:style-name="T3">不包含该元素</text:span><text:span text:style-name="T4">(自己)</text:span></text:p>
      <text:p text:style-name="P5"/>
      <text:p text:style-name="P5"/>
      <text:p text:style-name="P1"><text:span text:style-name="T4">过</text:span><text:span text:style-name="T3">滤选择器</text:span></text:p>
      <text:p text:style-name="P4">$("元素:first") <text:s text:c="41"/>匹配该元素的第一个元素</text:p>
      <text:p text:style-name="P4">$("元素:last") <text:s text:c="40"/>匹配该元素的最后一个元素</text:p>
      <text:p text:style-name="P4">$("元素:even") <text:s text:c="39"/>匹配该元素偶数的元素</text:p>
      <text:p text:style-name="P4">$("元素:odd") <text:s text:c="39"/>匹配该元素的奇数的元素</text:p>
      <text:p text:style-name="P4">$("元素:not(属性)") <text:s text:c="31"/>除掉没被选中的元素</text:p>
      <text:p text:style-name="P4">$("元素:eq(数字)") <text:s text:c="30"/>匹配该元素的索引元素</text:p>
      <text:p text:style-name="P1"><text:span text:style-name="T5">$("元素:gt(数字)") <text:s text:c="26"/>匹配</text:span><text:span text:style-name="T7">所有大于给定索引值的元素.</text:span></text:p>
      <text:p text:style-name="P1"><text:span text:style-name="T7">$</text:span><text:span text:style-name="T6">("元素:lt("数字")") <text:s text:c="30"/></text:span><text:span text:style-name="T13">匹配</text:span><text:span text:style-name="T7">所有</text:span><text:span text:style-name="T6">小</text:span><text:span text:style-name="T7">于给定索引值的元素.</text:span></text:p>
      <text:p text:style-name="P6"/>
      <text:p text:style-name="P1"><text:span text:style-name="T7">子</text:span><text:span text:style-name="T6">元素的选择器</text:span></text:p>
      <text:p text:style-name="P7">$("父元素 <text:s/>子元素:nth-child(索引)") <text:s text:c="7"/>匹配父元素下的索引子元素</text:p>
      <text:p text:style-name="P7">$("父元素 <text:s/>子元素:first-child") <text:s text:c="15"/>匹配父元素下的第一个子元素</text:p>
      <text:p text:style-name="P7">$("父元素 <text:s/>子元素:last-child") <text:s text:c="15"/>匹配父元素下的最后个子元素</text:p>
      <text:p text:style-name="P7">$("父元素 <text:s/>子元素:only-child") <text:s text:c="15"/>匹配父元素下的唯一个子元素</text:p>
      <text:p text:style-name="P7"/>
      <text:p text:style-name="P8">属性选择器</text:p>
      <text:p text:style-name="P8">$("元素[属性]") <text:s text:c="37"/>匹配带有某个属性的元素</text:p>
      <text:p text:style-name="P2"><text:span text:style-name="T6">$("元素[属性='属性值']") <text:s text:c="12"/></text:span><text:span text:style-name="T8">匹配给定的属性是某个特定值的元素</text:span><text:span text:style-name="T6"> <text:s text:c="3"/></text:span></text:p>
      <text:p text:style-name="P3"><text:span text:style-name="T6">$("元素[属性!='属性值']") <text:s text:c="4"/></text:span><text:span text:style-name="T9">匹配所有不含有指定的属性，或者属性不等于特定值的元素</text:span></text:p>
      <text:p text:style-name="P3"><text:span text:style-name="T9">$</text:span><text:span text:style-name="T6">("元素[^='属性值']") <text:s text:c="11"/></text:span><text:span text:style-name="T10">匹配给定的属性是以某些值开始的元素.</text:span></text:p>
      <text:p text:style-name="P3"><text:soft-page-break/><text:span text:style-name="T10">$</text:span><text:span text:style-name="T6">("元素[属性$='属性值']") <text:s text:c="7"/></text:span><text:span text:style-name="T11">匹配给定的属性是以某些值结尾的元素.</text:span></text:p>
      <text:p text:style-name="P3"><text:span text:style-name="T10">$</text:span><text:span text:style-name="T6">("元素[属性*='属性值']") <text:s text:c="6"/></text:span><text:span text:style-name="T12">匹配给定的属性是以包含某些值的元素</text:span></text:p>
      <text:p text:style-name="P10"><text:span text:style-name="T12"/></text:p>
      <text:p text:style-name="P11"><text:span text:style-name="T12">$</text:span><text:span text:style-name="T6">("").find("");</text:span></text:p>
      <text:p text:style-name="P10">搜索所有与指定表达式匹配的元素。这个函数是找出正在处理的元素的后代元素的好方法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53S</meta:editing-duration>
    <meta:editing-cycles>6</meta:editing-cycles>
    <meta:generator>LibreOffice/5.3.0.3$Windows_X86_64 LibreOffice_project/7074905676c47b82bbcfbea1aeefc84afe1c50e1</meta:generator>
    <dc:date>2018-04-28T14:55:08.853000000</dc:date>
    <meta:document-statistic meta:table-count="0" meta:image-count="0" meta:object-count="0" meta:page-count="2" meta:paragraph-count="33" meta:word-count="579" meta:character-count="1521" meta:non-whitespace-character-count="802"/>
    <meta:user-defined meta:name="Info 1"/>
    <meta:user-defined meta:name="Info 2"/>
    <meta:user-defined meta:name="Info 3"/>
    <meta:user-defined meta:name="Info 4"/>
  </office:meta>
</office:document-meta>
</file>